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text-underline-style="none" style:font-name-asian="DejaVu Sans1" style:font-name-complex="DejaVu Sans1"/>
    </style:style>
    <style:style style:name="ce5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groove #000080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start" fo:margin-left="0pt"/>
    </style:style>
    <style:style style:name="ce36" style:family="table-cell" style:parent-style-name="Default">
      <style:table-cell-properties fo:background-color="#f7a19a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3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star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groove #000080" style:vertical-align="middle"/>
      <style:paragraph-properties fo:text-align="star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start"/>
    </style:style>
    <style:style style:name="ce16" style:family="table-cell" style:parent-style-name="Default">
      <style:table-cell-properties fo:background-color="#add58a" style:text-align-source="fix" style:repeat-content="false" style:vertical-align="middle"/>
      <style:paragraph-properties fo:text-align="star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DejaVu Sans" fo:font-weight="bold" style:font-name-asian="DejaVu Sans1" style:font-weight-asian="bold" style:font-name-complex="DejaVu Sans1" style:font-weight-complex="bold"/>
    </style:style>
    <style:style style:name="ce19" style:family="table-cell" style:parent-style-name="Default">
      <style:text-properties style:font-name="DejaVu Sans" style:font-name-asian="DejaVu Sans1" style:font-name-complex="DejaVu Sans1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DejaVu Sans" fo:font-weight="bold" style:font-name-asian="DejaVu Sans1" style:font-weight-asian="bold" style:font-name-complex="DejaVu Sans1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23" style:family="table-cell" style:parent-style-name="Default">
      <style:table-cell-properties fo:border-bottom="0.99pt groove #000080" style:text-align-source="fix" style:repeat-content="false" fo:border-left="none" fo:border-right="none" fo:border-top="none" style:vertical-align="middle"/>
      <style:paragraph-properties fo:text-align="start"/>
    </style:style>
    <style:style style:name="ce24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start"/>
    </style:style>
    <style:style style:name="ce25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start"/>
    </style:style>
    <style:style style:name="ce2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 style:vertical-align="middle"/>
      <style:paragraph-properties fo:text-align="star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DejaVu Sans" style:font-name-asian="DejaVu Sans1" style:font-name-complex="DejaVu Sans1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12"/>
        <table:table-row table:style-name="ro1">
          <table:table-cell table:style-name="ce1" office:value-type="string" calcext:value-type="string" table:number-columns-spanned="35" table:number-rows-spanned="9">
            <text:p>Úloha č. 2 (Hillovská šifra)</text:p>
            <text:p/>
            <text:p>Určte všetky štyri šifrovacie a dešifrovacie kľúče Hillovskej šifry šifrujúcej trigramy (matice rozmeru 3x3), ak sa priamy text</text:p>
            <text:p>"KRY PTO GRA FIA APO CIT ACO VAB EZP ECN OST" zašifruje na:</text:p>
            <text:p/>
            <text:p>    "EBN ZJN OZX LSS ETT WQT EGG HCT YFA CSJ UKT"</text:p>
            <text:p>    "AHX DXG KZX RIX EJL XZV EWY ARS TUM LZZ RLZ"</text:p>
            <text:p>    "CBT JXX MXB HIU QFV SET QSI HEV SHU OQX YWT"</text:p>
            <text:p>    "ZIR NRU BWN SRX BQF JZN OQS TOG AVO BNT XJV"</text:p>
            <text:p/>
            <text:p>Šifrujú sa písmená veľkej telegrafnej abecedy (operácie sú modulo 26). Stačí vypočítať matice v tabuľkovom procesore (MS Excel, LibreOffice Calc, ...) alebo v Matlab-e (octave, sage, wolfram alpha, ...) alebo podobnom softvéri. Nemusíte (ale samozrejme môžete) výpočet naprogramovať.</text:p>
            <text:p/>
            <text:p>Podľa zadania viete vytvoriť až 11 párov trojíc písmen, t.j. 33 rovníc. Keďže je 9 neznámych (matica 3x3 má 9 prvkov), zo všetkých 33 rovníc si treba vybrať takých 9, kedy sa bude dať sústava vyriešiť (bude mať jediné riešenie resp. viete urobiť inverznú maticu sústavy rovníc). </text:p>
          </table:table-cell>
          <table:covered-table-cell table:number-columns-repeated="34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RY PTO GRA FIA APO CIT ACO VAB EZP ECN O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N ZJN OZX LSS ETT WQT EGG HCT YFA CSJ UK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5" table:number-rows-spanned="1">
            <text:p>Podľa zadania viete vytvoriť až 11 párov trojíc písmen, t.j. 33 rovníc. 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</text:p>
          </table:table-cell>
          <table:table-cell table:formula="of:=CODE([.A16])-CODE(&quot;A&quot;)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formula="of:=CODE([.C16])-CODE(&quot;A&quot;)" office:value-type="float" office:value="4" calcext:value-type="float">
            <text:p>4</text:p>
          </table:table-cell>
          <table:table-cell/>
          <table:table-cell table:style-name="ce25" table:formula="of:=[.$B16]" office:value-type="float" office:value="10" calcext:value-type="float">
            <text:p>10</text:p>
          </table:table-cell>
          <table:table-cell table:formula="of:=[.$B17]" office:value-type="float" office:value="17" calcext:value-type="float">
            <text:p>17</text:p>
          </table:table-cell>
          <table:table-cell table:formula="of:=[.$B18]" office:value-type="float" office:value="24" calcext:value-type="float">
            <text:p>24</text:p>
          </table:table-cell>
          <table:table-cell table:number-columns-repeated="6"/>
          <table:table-cell table:style-name="ce25" table:formula="of:=[.$D16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table:formula="of:=CODE([.A17])-CODE(&quot;A&quot;)"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table:formula="of:=CODE([.C17])-CODE(&quot;A&quot;)" office:value-type="float" office:value="1" calcext:value-type="float">
            <text:p>1</text:p>
          </table:table-cell>
          <table:table-cell/>
          <table:table-cell table:style-name="ce25"/>
          <table:table-cell table:number-columns-repeated="2"/>
          <table:table-cell table:formula="of:=[.$B16]" office:value-type="float" office:value="10" calcext:value-type="float">
            <text:p>10</text:p>
          </table:table-cell>
          <table:table-cell table:formula="of:=[.$B17]" office:value-type="float" office:value="17" calcext:value-type="float">
            <text:p>17</text:p>
          </table:table-cell>
          <table:table-cell table:formula="of:=[.$B18]" office:value-type="float" office:value="24" calcext:value-type="float">
            <text:p>24</text:p>
          </table:table-cell>
          <table:table-cell table:number-columns-repeated="3"/>
          <table:table-cell table:style-name="ce25" table:formula="of:=[.$D17]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</text:p>
          </table:table-cell>
          <table:table-cell table:style-name="ce13" table:formula="of:=CODE([.A18])-CODE(&quot;A&quot;)" office:value-type="float" office:value="24" calcext:value-type="float">
            <text:p>24</text:p>
          </table:table-cell>
          <table:table-cell table:style-name="ce13" office:value-type="string" calcext:value-type="string">
            <text:p>N</text:p>
          </table:table-cell>
          <table:table-cell table:style-name="ce13" table:formula="of:=CODE([.C18])-CODE(&quot;A&quot;)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13" table:number-columns-repeated="5"/>
          <table:table-cell table:style-name="ce13" table:formula="of:=[.$B16]" office:value-type="float" office:value="10" calcext:value-type="float">
            <text:p>10</text:p>
          </table:table-cell>
          <table:table-cell table:style-name="ce13" table:formula="of:=[.$B17]" office:value-type="float" office:value="17" calcext:value-type="float">
            <text:p>17</text:p>
          </table:table-cell>
          <table:table-cell table:style-name="ce13" table:formula="of:=[.$B18]" office:value-type="float" office:value="24" calcext:value-type="float">
            <text:p>24</text:p>
          </table:table-cell>
          <table:table-cell table:style-name="ce26" table:formula="of:=[.$D18]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1005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formula="of:=CODE([.A19])-CODE(&quot;A&quot;)" office:value-type="float" office:value="15" calcext:value-type="float">
            <text:p>15</text:p>
          </table:table-cell>
          <table:table-cell table:style-name="ce14" office:value-type="string" calcext:value-type="string">
            <text:p>Z</text:p>
          </table:table-cell>
          <table:table-cell table:formula="of:=CODE([.C19])-CODE(&quot;A&quot;)" office:value-type="float" office:value="25" calcext:value-type="float">
            <text:p>25</text:p>
          </table:table-cell>
          <table:table-cell table:style-name="ce14"/>
          <table:table-cell table:style-name="ce25" table:formula="of:=[.$B19]" office:value-type="float" office:value="15" calcext:value-type="float">
            <text:p>15</text:p>
          </table:table-cell>
          <table:table-cell table:formula="of:=[.$B20]" office:value-type="float" office:value="19" calcext:value-type="float">
            <text:p>19</text:p>
          </table:table-cell>
          <table:table-cell table:formula="of:=[.$B21]" office:value-type="float" office:value="14" calcext:value-type="float">
            <text:p>14</text:p>
          </table:table-cell>
          <table:table-cell table:number-columns-repeated="6"/>
          <table:table-cell table:style-name="ce25" table:formula="of:=[.$D19]" office:value-type="float" office:value="25" calcext:value-type="float">
            <text:p>2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T</text:p>
          </table:table-cell>
          <table:table-cell table:formula="of:=CODE([.A20])-CODE(&quot;A&quot;)"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formula="of:=CODE([.C20])-CODE(&quot;A&quot;)" office:value-type="float" office:value="9" calcext:value-type="float">
            <text:p>9</text:p>
          </table:table-cell>
          <table:table-cell/>
          <table:table-cell table:style-name="ce25"/>
          <table:table-cell table:number-columns-repeated="2"/>
          <table:table-cell table:formula="of:=[.$B19]" office:value-type="float" office:value="15" calcext:value-type="float">
            <text:p>15</text:p>
          </table:table-cell>
          <table:table-cell table:formula="of:=[.$B20]" office:value-type="float" office:value="19" calcext:value-type="float">
            <text:p>19</text:p>
          </table:table-cell>
          <table:table-cell table:formula="of:=[.$B21]" office:value-type="float" office:value="14" calcext:value-type="float">
            <text:p>14</text:p>
          </table:table-cell>
          <table:table-cell table:number-columns-repeated="3"/>
          <table:table-cell table:style-name="ce25" table:formula="of:=[.$D20]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13" table:formula="of:=CODE([.A21])-CODE(&quot;A&quot;)" office:value-type="float" office:value="14" calcext:value-type="float">
            <text:p>14</text:p>
          </table:table-cell>
          <table:table-cell table:style-name="ce13" office:value-type="string" calcext:value-type="string">
            <text:p>N</text:p>
          </table:table-cell>
          <table:table-cell table:style-name="ce13" table:formula="of:=CODE([.C21])-CODE(&quot;A&quot;)" office:value-type="float" office:value="13" calcext:value-type="float">
            <text:p>13</text:p>
          </table:table-cell>
          <table:table-cell table:style-name="ce23"/>
          <table:table-cell table:style-name="ce26"/>
          <table:table-cell table:style-name="ce13" table:number-columns-repeated="5"/>
          <table:table-cell table:style-name="ce13" table:formula="of:=[.$B19]" office:value-type="float" office:value="15" calcext:value-type="float">
            <text:p>15</text:p>
          </table:table-cell>
          <table:table-cell table:style-name="ce13" table:formula="of:=[.$B20]" office:value-type="float" office:value="19" calcext:value-type="float">
            <text:p>19</text:p>
          </table:table-cell>
          <table:table-cell table:style-name="ce13" table:formula="of:=[.$B21]" office:value-type="float" office:value="14" calcext:value-type="float">
            <text:p>14</text:p>
          </table:table-cell>
          <table:table-cell table:style-name="ce26" table:formula="of:=[.$D21]" office:value-type="float" office:value="13" calcext:value-type="float">
            <text:p>13</text:p>
          </table:table-cell>
          <table:table-cell table:style-name="ce20" table:number-columns-repeated="6"/>
          <table:table-cell table:number-columns-repeated="1003"/>
        </table:table-row>
        <table:table-row table:style-name="ro2">
          <table:table-cell office:value-type="string" calcext:value-type="string">
            <text:p>G</text:p>
          </table:table-cell>
          <table:table-cell table:formula="of:=CODE([.A22])-CODE(&quot;A&quot;)"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formula="of:=CODE([.C22])-CODE(&quot;A&quot;)" office:value-type="float" office:value="14" calcext:value-type="float">
            <text:p>14</text:p>
          </table:table-cell>
          <table:table-cell/>
          <table:table-cell table:style-name="ce25" table:formula="of:=[.$B22]" office:value-type="float" office:value="6" calcext:value-type="float">
            <text:p>6</text:p>
          </table:table-cell>
          <table:table-cell table:formula="of:=[.$B23]" office:value-type="float" office:value="17" calcext:value-type="float">
            <text:p>17</text:p>
          </table:table-cell>
          <table:table-cell table:formula="of:=[.$B24]" office:value-type="float" office:value="0" calcext:value-type="float">
            <text:p>0</text:p>
          </table:table-cell>
          <table:table-cell table:number-columns-repeated="6"/>
          <table:table-cell table:style-name="ce25" table:formula="of:=[.$D22]"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table:formula="of:=CODE([.A23])-CODE(&quot;A&quot;)" office:value-type="float" office:value="17" calcext:value-type="float">
            <text:p>17</text:p>
          </table:table-cell>
          <table:table-cell office:value-type="string" calcext:value-type="string">
            <text:p>Z</text:p>
          </table:table-cell>
          <table:table-cell table:formula="of:=CODE([.C23])-CODE(&quot;A&quot;)" office:value-type="float" office:value="25" calcext:value-type="float">
            <text:p>25</text:p>
          </table:table-cell>
          <table:table-cell/>
          <table:table-cell table:style-name="ce25"/>
          <table:table-cell table:number-columns-repeated="2"/>
          <table:table-cell table:formula="of:=[.$B22]" office:value-type="float" office:value="6" calcext:value-type="float">
            <text:p>6</text:p>
          </table:table-cell>
          <table:table-cell table:formula="of:=[.$B23]" office:value-type="float" office:value="17" calcext:value-type="float">
            <text:p>17</text:p>
          </table:table-cell>
          <table:table-cell table:formula="of:=[.$B24]" office:value-type="float" office:value="0" calcext:value-type="float">
            <text:p>0</text:p>
          </table:table-cell>
          <table:table-cell table:number-columns-repeated="3"/>
          <table:table-cell table:style-name="ce25" table:formula="of:=[.$D23]" office:value-type="float" office:value="25" calcext:value-type="float">
            <text:p>25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3" table:formula="of:=CODE([.A24])-CODE(&quot;A&quot;)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table:formula="of:=CODE([.C24])-CODE(&quot;A&quot;)" office:value-type="float" office:value="23" calcext:value-type="float">
            <text:p>23</text:p>
          </table:table-cell>
          <table:table-cell/>
          <table:table-cell table:style-name="ce26"/>
          <table:table-cell table:style-name="ce13" table:number-columns-repeated="5"/>
          <table:table-cell table:style-name="ce13" table:formula="of:=[.$B22]" office:value-type="float" office:value="6" calcext:value-type="float">
            <text:p>6</text:p>
          </table:table-cell>
          <table:table-cell table:style-name="ce13" table:formula="of:=[.$B23]" office:value-type="float" office:value="17" calcext:value-type="float">
            <text:p>17</text:p>
          </table:table-cell>
          <table:table-cell table:style-name="ce13" table:formula="of:=[.$B24]" office:value-type="float" office:value="0" calcext:value-type="float">
            <text:p>0</text:p>
          </table:table-cell>
          <table:table-cell table:style-name="ce26" table:formula="of:=[.$D24]" office:value-type="float" office:value="23" calcext:value-type="float">
            <text:p>23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formula="of:=CODE([.A25])-CODE(&quot;A&quot;)" office:value-type="float" office:value="5" calcext:value-type="float">
            <text:p>5</text:p>
          </table:table-cell>
          <table:table-cell table:style-name="ce15" office:value-type="string" calcext:value-type="string">
            <text:p>L</text:p>
          </table:table-cell>
          <table:table-cell table:formula="of:=CODE([.C25])-CODE(&quot;A&quot;)" office:value-type="float" office:value="11" calcext:value-type="float">
            <text:p>11</text:p>
          </table:table-cell>
          <table:table-cell table:style-name="ce15"/>
          <table:table-cell table:style-name="ce25" table:formula="of:=[.$B25]" office:value-type="float" office:value="5" calcext:value-type="float">
            <text:p>5</text:p>
          </table:table-cell>
          <table:table-cell table:formula="of:=[.$B26]" office:value-type="float" office:value="8" calcext:value-type="float">
            <text:p>8</text:p>
          </table:table-cell>
          <table:table-cell table:formula="of:=[.$B27]" office:value-type="float" office:value="0" calcext:value-type="float">
            <text:p>0</text:p>
          </table:table-cell>
          <table:table-cell table:number-columns-repeated="6"/>
          <table:table-cell table:style-name="ce25" table:formula="of:=[.$D25]" office:value-type="float" office:value="11" calcext:value-type="float">
            <text:p>11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I</text:p>
          </table:table-cell>
          <table:table-cell table:formula="of:=CODE([.A26])-CODE(&quot;A&quot;)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CODE([.C26])-CODE(&quot;A&quot;)" office:value-type="float" office:value="18" calcext:value-type="float">
            <text:p>18</text:p>
          </table:table-cell>
          <table:table-cell/>
          <table:table-cell table:style-name="ce25"/>
          <table:table-cell table:number-columns-repeated="2"/>
          <table:table-cell table:formula="of:=[.$B25]" office:value-type="float" office:value="5" calcext:value-type="float">
            <text:p>5</text:p>
          </table:table-cell>
          <table:table-cell table:formula="of:=[.$B26]" office:value-type="float" office:value="8" calcext:value-type="float">
            <text:p>8</text:p>
          </table:table-cell>
          <table:table-cell table:formula="of:=[.$B27]" office:value-type="float" office:value="0" calcext:value-type="float">
            <text:p>0</text:p>
          </table:table-cell>
          <table:table-cell table:number-columns-repeated="3"/>
          <table:table-cell table:style-name="ce25" table:formula="of:=[.$D26]" office:value-type="float" office:value="18" calcext:value-type="float">
            <text:p>18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3" table:formula="of:=CODE([.A27])-CODE(&quot;A&quot;)" office:value-type="float" office:value="0" calcext:value-type="float">
            <text:p>0</text:p>
          </table:table-cell>
          <table:table-cell table:style-name="ce13" office:value-type="string" calcext:value-type="string">
            <text:p>S</text:p>
          </table:table-cell>
          <table:table-cell table:style-name="ce13" table:formula="of:=CODE([.C27])-CODE(&quot;A&quot;)" office:value-type="float" office:value="18" calcext:value-type="float">
            <text:p>18</text:p>
          </table:table-cell>
          <table:table-cell table:style-name="ce13"/>
          <table:table-cell table:style-name="ce26"/>
          <table:table-cell table:style-name="ce13" table:number-columns-repeated="5"/>
          <table:table-cell table:style-name="ce13" table:formula="of:=[.$B25]" office:value-type="float" office:value="5" calcext:value-type="float">
            <text:p>5</text:p>
          </table:table-cell>
          <table:table-cell table:style-name="ce13" table:formula="of:=[.$B26]" office:value-type="float" office:value="8" calcext:value-type="float">
            <text:p>8</text:p>
          </table:table-cell>
          <table:table-cell table:style-name="ce13" table:formula="of:=[.$B27]" office:value-type="float" office:value="0" calcext:value-type="float">
            <text:p>0</text:p>
          </table:table-cell>
          <table:table-cell table:style-name="ce26" table:formula="of:=[.$D27]" office:value-type="float" office:value="18" calcext:value-type="float">
            <text:p>18</text:p>
          </table:table-cell>
          <table:table-cell table:style-name="ce20" table:number-columns-repeated="6"/>
          <table:table-cell table:number-columns-repeated="1003"/>
        </table:table-row>
        <table:table-row table:style-name="ro2">
          <table:table-cell office:value-type="string" calcext:value-type="string">
            <text:p>A</text:p>
          </table:table-cell>
          <table:table-cell table:formula="of:=CODE([.A28])-CODE(&quot;A&quot;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CODE([.C28])-CODE(&quot;A&quot;)" office:value-type="float" office:value="4" calcext:value-type="float">
            <text:p>4</text:p>
          </table:table-cell>
          <table:table-cell/>
          <table:table-cell table:style-name="ce25" table:formula="of:=[.$B28]" office:value-type="float" office:value="0" calcext:value-type="float">
            <text:p>0</text:p>
          </table:table-cell>
          <table:table-cell table:formula="of:=[.$B29]" office:value-type="float" office:value="15" calcext:value-type="float">
            <text:p>15</text:p>
          </table:table-cell>
          <table:table-cell table:formula="of:=[.$B30]" office:value-type="float" office:value="14" calcext:value-type="float">
            <text:p>14</text:p>
          </table:table-cell>
          <table:table-cell table:number-columns-repeated="6"/>
          <table:table-cell table:style-name="ce25" table:formula="of:=[.$D28]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</text:p>
          </table:table-cell>
          <table:table-cell table:formula="of:=CODE([.A29])-CODE(&quot;A&quot;)"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table:formula="of:=CODE([.C29])-CODE(&quot;A&quot;)" office:value-type="float" office:value="19" calcext:value-type="float">
            <text:p>19</text:p>
          </table:table-cell>
          <table:table-cell/>
          <table:table-cell table:style-name="ce25"/>
          <table:table-cell table:number-columns-repeated="2"/>
          <table:table-cell table:formula="of:=[.$B28]" office:value-type="float" office:value="0" calcext:value-type="float">
            <text:p>0</text:p>
          </table:table-cell>
          <table:table-cell table:formula="of:=[.$B29]" office:value-type="float" office:value="15" calcext:value-type="float">
            <text:p>15</text:p>
          </table:table-cell>
          <table:table-cell table:formula="of:=[.$B30]" office:value-type="float" office:value="14" calcext:value-type="float">
            <text:p>14</text:p>
          </table:table-cell>
          <table:table-cell table:number-columns-repeated="3"/>
          <table:table-cell table:style-name="ce25" table:formula="of:=[.$D29]" office:value-type="float" office:value="19" calcext:value-type="float">
            <text:p>1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13" table:formula="of:=CODE([.A30])-CODE(&quot;A&quot;)" office:value-type="float" office:value="14" calcext:value-type="float">
            <text:p>14</text:p>
          </table:table-cell>
          <table:table-cell table:style-name="ce13" office:value-type="string" calcext:value-type="string">
            <text:p>T</text:p>
          </table:table-cell>
          <table:table-cell table:style-name="ce13" table:formula="of:=CODE([.C30])-CODE(&quot;A&quot;)" office:value-type="float" office:value="19" calcext:value-type="float">
            <text:p>19</text:p>
          </table:table-cell>
          <table:table-cell table:style-name="ce13"/>
          <table:table-cell table:style-name="ce26"/>
          <table:table-cell table:style-name="ce13" table:number-columns-repeated="5"/>
          <table:table-cell table:style-name="ce13" table:formula="of:=[.$B28]" office:value-type="float" office:value="0" calcext:value-type="float">
            <text:p>0</text:p>
          </table:table-cell>
          <table:table-cell table:style-name="ce13" table:formula="of:=[.$B29]" office:value-type="float" office:value="15" calcext:value-type="float">
            <text:p>15</text:p>
          </table:table-cell>
          <table:table-cell table:style-name="ce13" table:formula="of:=[.$B30]" office:value-type="float" office:value="14" calcext:value-type="float">
            <text:p>14</text:p>
          </table:table-cell>
          <table:table-cell table:style-name="ce26" table:formula="of:=[.$D30]" office:value-type="float" office:value="19" calcext:value-type="float">
            <text:p>19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formula="of:=CODE([.A31])-CODE(&quot;A&quot;)" office:value-type="float" office:value="2" calcext:value-type="float">
            <text:p>2</text:p>
          </table:table-cell>
          <table:table-cell table:style-name="ce15" office:value-type="string" calcext:value-type="string">
            <text:p>W</text:p>
          </table:table-cell>
          <table:table-cell table:formula="of:=CODE([.C31])-CODE(&quot;A&quot;)" office:value-type="float" office:value="22" calcext:value-type="float">
            <text:p>22</text:p>
          </table:table-cell>
          <table:table-cell table:style-name="ce15"/>
          <table:table-cell table:style-name="ce25" table:formula="of:=[.$B31]" office:value-type="float" office:value="2" calcext:value-type="float">
            <text:p>2</text:p>
          </table:table-cell>
          <table:table-cell table:formula="of:=[.$B32]" office:value-type="float" office:value="8" calcext:value-type="float">
            <text:p>8</text:p>
          </table:table-cell>
          <table:table-cell table:formula="of:=[.$B33]" office:value-type="float" office:value="19" calcext:value-type="float">
            <text:p>19</text:p>
          </table:table-cell>
          <table:table-cell table:number-columns-repeated="6"/>
          <table:table-cell table:style-name="ce25" table:formula="of:=[.$D31]" office:value-type="float" office:value="22" calcext:value-type="float">
            <text:p>22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I</text:p>
          </table:table-cell>
          <table:table-cell table:formula="of:=CODE([.A32])-CODE(&quot;A&quot;)"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formula="of:=CODE([.C32])-CODE(&quot;A&quot;)" office:value-type="float" office:value="16" calcext:value-type="float">
            <text:p>16</text:p>
          </table:table-cell>
          <table:table-cell/>
          <table:table-cell table:style-name="ce25"/>
          <table:table-cell table:number-columns-repeated="2"/>
          <table:table-cell table:formula="of:=[.$B31]" office:value-type="float" office:value="2" calcext:value-type="float">
            <text:p>2</text:p>
          </table:table-cell>
          <table:table-cell table:formula="of:=[.$B32]" office:value-type="float" office:value="8" calcext:value-type="float">
            <text:p>8</text:p>
          </table:table-cell>
          <table:table-cell table:formula="of:=[.$B33]" office:value-type="float" office:value="19" calcext:value-type="float">
            <text:p>19</text:p>
          </table:table-cell>
          <table:table-cell table:number-columns-repeated="3"/>
          <table:table-cell table:style-name="ce25" table:formula="of:=[.$D32]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13" table:formula="of:=CODE([.A33])-CODE(&quot;A&quot;)" office:value-type="float" office:value="19" calcext:value-type="float">
            <text:p>19</text:p>
          </table:table-cell>
          <table:table-cell table:style-name="ce13" office:value-type="string" calcext:value-type="string">
            <text:p>T</text:p>
          </table:table-cell>
          <table:table-cell table:style-name="ce13" table:formula="of:=CODE([.C33])-CODE(&quot;A&quot;)" office:value-type="float" office:value="19" calcext:value-type="float">
            <text:p>19</text:p>
          </table:table-cell>
          <table:table-cell table:style-name="ce13"/>
          <table:table-cell table:style-name="ce26"/>
          <table:table-cell table:style-name="ce13" table:number-columns-repeated="5"/>
          <table:table-cell table:style-name="ce13" table:formula="of:=[.$B31]" office:value-type="float" office:value="2" calcext:value-type="float">
            <text:p>2</text:p>
          </table:table-cell>
          <table:table-cell table:style-name="ce13" table:formula="of:=[.$B32]" office:value-type="float" office:value="8" calcext:value-type="float">
            <text:p>8</text:p>
          </table:table-cell>
          <table:table-cell table:style-name="ce13" table:formula="of:=[.$B33]" office:value-type="float" office:value="19" calcext:value-type="float">
            <text:p>19</text:p>
          </table:table-cell>
          <table:table-cell table:style-name="ce26" table:formula="of:=[.$D33]" office:value-type="float" office:value="19" calcext:value-type="float">
            <text:p>19</text:p>
          </table:table-cell>
          <table:table-cell table:style-name="ce20" table:number-columns-repeated="6"/>
          <table:table-cell table:number-columns-repeated="1003"/>
        </table:table-row>
        <table:table-row table:style-name="ro2">
          <table:table-cell office:value-type="string" calcext:value-type="string">
            <text:p>A</text:p>
          </table:table-cell>
          <table:table-cell table:formula="of:=CODE([.A34])-CODE(&quot;A&quot;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CODE([.C34])-CODE(&quot;A&quot;)" office:value-type="float" office:value="4" calcext:value-type="float">
            <text:p>4</text:p>
          </table:table-cell>
          <table:table-cell/>
          <table:table-cell table:style-name="ce25" table:formula="of:=[.$B34]" office:value-type="float" office:value="0" calcext:value-type="float">
            <text:p>0</text:p>
          </table:table-cell>
          <table:table-cell table:formula="of:=[.$B35]" office:value-type="float" office:value="2" calcext:value-type="float">
            <text:p>2</text:p>
          </table:table-cell>
          <table:table-cell table:formula="of:=[.$B36]" office:value-type="float" office:value="14" calcext:value-type="float">
            <text:p>14</text:p>
          </table:table-cell>
          <table:table-cell table:number-columns-repeated="6"/>
          <table:table-cell table:style-name="ce25" table:formula="of:=[.$D34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</text:p>
          </table:table-cell>
          <table:table-cell table:formula="of:=CODE([.A35])-CODE(&quot;A&quot;)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formula="of:=CODE([.C35])-CODE(&quot;A&quot;)" office:value-type="float" office:value="6" calcext:value-type="float">
            <text:p>6</text:p>
          </table:table-cell>
          <table:table-cell/>
          <table:table-cell table:style-name="ce25"/>
          <table:table-cell table:number-columns-repeated="2"/>
          <table:table-cell table:formula="of:=[.$B34]" office:value-type="float" office:value="0" calcext:value-type="float">
            <text:p>0</text:p>
          </table:table-cell>
          <table:table-cell table:formula="of:=[.$B35]" office:value-type="float" office:value="2" calcext:value-type="float">
            <text:p>2</text:p>
          </table:table-cell>
          <table:table-cell table:formula="of:=[.$B36]" office:value-type="float" office:value="14" calcext:value-type="float">
            <text:p>14</text:p>
          </table:table-cell>
          <table:table-cell table:number-columns-repeated="3"/>
          <table:table-cell table:style-name="ce25" table:formula="of:=[.$D35]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13" table:formula="of:=CODE([.A36])-CODE(&quot;A&quot;)" office:value-type="float" office:value="14" calcext:value-type="float">
            <text:p>14</text:p>
          </table:table-cell>
          <table:table-cell table:style-name="ce13" office:value-type="string" calcext:value-type="string">
            <text:p>G</text:p>
          </table:table-cell>
          <table:table-cell table:style-name="ce13" table:formula="of:=CODE([.C36])-CODE(&quot;A&quot;)" office:value-type="float" office:value="6" calcext:value-type="float">
            <text:p>6</text:p>
          </table:table-cell>
          <table:table-cell/>
          <table:table-cell table:style-name="ce26"/>
          <table:table-cell table:style-name="ce13" table:number-columns-repeated="5"/>
          <table:table-cell table:style-name="ce13" table:formula="of:=[.$B34]" office:value-type="float" office:value="0" calcext:value-type="float">
            <text:p>0</text:p>
          </table:table-cell>
          <table:table-cell table:style-name="ce13" table:formula="of:=[.$B35]" office:value-type="float" office:value="2" calcext:value-type="float">
            <text:p>2</text:p>
          </table:table-cell>
          <table:table-cell table:style-name="ce13" table:formula="of:=[.$B36]" office:value-type="float" office:value="14" calcext:value-type="float">
            <text:p>14</text:p>
          </table:table-cell>
          <table:table-cell table:style-name="ce26" table:formula="of:=[.$D36]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formula="of:=CODE([.A37])-CODE(&quot;A&quot;)" office:value-type="float" office:value="21" calcext:value-type="float">
            <text:p>21</text:p>
          </table:table-cell>
          <table:table-cell table:style-name="ce15" office:value-type="string" calcext:value-type="string">
            <text:p>H</text:p>
          </table:table-cell>
          <table:table-cell table:formula="of:=CODE([.C37])-CODE(&quot;A&quot;)" office:value-type="float" office:value="7" calcext:value-type="float">
            <text:p>7</text:p>
          </table:table-cell>
          <table:table-cell table:style-name="ce15"/>
          <table:table-cell table:style-name="ce25" table:formula="of:=[.$B37]" office:value-type="float" office:value="21" calcext:value-type="float">
            <text:p>21</text:p>
          </table:table-cell>
          <table:table-cell table:formula="of:=[.$B38]" office:value-type="float" office:value="0" calcext:value-type="float">
            <text:p>0</text:p>
          </table:table-cell>
          <table:table-cell table:formula="of:=[.$B39]" office:value-type="float" office:value="1" calcext:value-type="float">
            <text:p>1</text:p>
          </table:table-cell>
          <table:table-cell table:number-columns-repeated="6"/>
          <table:table-cell table:style-name="ce25" table:formula="of:=[.$D37]" office:value-type="float" office:value="7" calcext:value-type="float">
            <text:p>7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A</text:p>
          </table:table-cell>
          <table:table-cell table:formula="of:=CODE([.A38])-CODE(&quot;A&quot;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CODE([.C38])-CODE(&quot;A&quot;)" office:value-type="float" office:value="2" calcext:value-type="float">
            <text:p>2</text:p>
          </table:table-cell>
          <table:table-cell/>
          <table:table-cell table:style-name="ce25"/>
          <table:table-cell table:number-columns-repeated="2"/>
          <table:table-cell table:formula="of:=[.$B37]" office:value-type="float" office:value="21" calcext:value-type="float">
            <text:p>21</text:p>
          </table:table-cell>
          <table:table-cell table:formula="of:=[.$B38]" office:value-type="float" office:value="0" calcext:value-type="float">
            <text:p>0</text:p>
          </table:table-cell>
          <table:table-cell table:formula="of:=[.$B39]" office:value-type="float" office:value="1" calcext:value-type="float">
            <text:p>1</text:p>
          </table:table-cell>
          <table:table-cell table:number-columns-repeated="3"/>
          <table:table-cell table:style-name="ce25" table:formula="of:=[.$D38]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13" table:formula="of:=CODE([.A39])-CODE(&quot;A&quot;)" office:value-type="float" office:value="1" calcext:value-type="float">
            <text:p>1</text:p>
          </table:table-cell>
          <table:table-cell table:style-name="ce13" office:value-type="string" calcext:value-type="string">
            <text:p>T</text:p>
          </table:table-cell>
          <table:table-cell table:style-name="ce13" table:formula="of:=CODE([.C39])-CODE(&quot;A&quot;)" office:value-type="float" office:value="19" calcext:value-type="float">
            <text:p>19</text:p>
          </table:table-cell>
          <table:table-cell table:style-name="ce13"/>
          <table:table-cell table:style-name="ce26"/>
          <table:table-cell table:style-name="ce13" table:number-columns-repeated="5"/>
          <table:table-cell table:style-name="ce13" table:formula="of:=[.$B37]" office:value-type="float" office:value="21" calcext:value-type="float">
            <text:p>21</text:p>
          </table:table-cell>
          <table:table-cell table:style-name="ce13" table:formula="of:=[.$B38]" office:value-type="float" office:value="0" calcext:value-type="float">
            <text:p>0</text:p>
          </table:table-cell>
          <table:table-cell table:style-name="ce13" table:formula="of:=[.$B39]" office:value-type="float" office:value="1" calcext:value-type="float">
            <text:p>1</text:p>
          </table:table-cell>
          <table:table-cell table:style-name="ce26" table:formula="of:=[.$D39]" office:value-type="float" office:value="19" calcext:value-type="float">
            <text:p>19</text:p>
          </table:table-cell>
          <table:table-cell table:style-name="ce20" table:number-columns-repeated="6"/>
          <table:table-cell table:number-columns-repeated="1003"/>
        </table:table-row>
        <table:table-row table:style-name="ro2">
          <table:table-cell office:value-type="string" calcext:value-type="string">
            <text:p>E</text:p>
          </table:table-cell>
          <table:table-cell table:formula="of:=CODE([.A40])-CODE(&quot;A&quot;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formula="of:=CODE([.C40])-CODE(&quot;A&quot;)" office:value-type="float" office:value="24" calcext:value-type="float">
            <text:p>24</text:p>
          </table:table-cell>
          <table:table-cell/>
          <table:table-cell table:style-name="ce25" table:formula="of:=[.$B40]" office:value-type="float" office:value="4" calcext:value-type="float">
            <text:p>4</text:p>
          </table:table-cell>
          <table:table-cell table:formula="of:=[.$B41]" office:value-type="float" office:value="25" calcext:value-type="float">
            <text:p>25</text:p>
          </table:table-cell>
          <table:table-cell table:formula="of:=[.$B42]" office:value-type="float" office:value="15" calcext:value-type="float">
            <text:p>15</text:p>
          </table:table-cell>
          <table:table-cell table:number-columns-repeated="6"/>
          <table:table-cell table:style-name="ce25" table:formula="of:=[.$D40]"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Z</text:p>
          </table:table-cell>
          <table:table-cell table:formula="of:=CODE([.A41])-CODE(&quot;A&quot;)"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table:formula="of:=CODE([.C41])-CODE(&quot;A&quot;)" office:value-type="float" office:value="5" calcext:value-type="float">
            <text:p>5</text:p>
          </table:table-cell>
          <table:table-cell/>
          <table:table-cell table:style-name="ce25"/>
          <table:table-cell table:number-columns-repeated="2"/>
          <table:table-cell table:formula="of:=[.$B40]" office:value-type="float" office:value="4" calcext:value-type="float">
            <text:p>4</text:p>
          </table:table-cell>
          <table:table-cell table:formula="of:=[.$B41]" office:value-type="float" office:value="25" calcext:value-type="float">
            <text:p>25</text:p>
          </table:table-cell>
          <table:table-cell table:formula="of:=[.$B42]" office:value-type="float" office:value="15" calcext:value-type="float">
            <text:p>15</text:p>
          </table:table-cell>
          <table:table-cell table:number-columns-repeated="3"/>
          <table:table-cell table:style-name="ce25" table:formula="of:=[.$D41]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3" table:formula="of:=CODE([.A42])-CODE(&quot;A&quot;)" office:value-type="float" office:value="15" calcext:value-type="float">
            <text:p>15</text:p>
          </table:table-cell>
          <table:table-cell table:style-name="ce13" office:value-type="string" calcext:value-type="string">
            <text:p>A</text:p>
          </table:table-cell>
          <table:table-cell table:style-name="ce13" table:formula="of:=CODE([.C42])-CODE(&quot;A&quot;)" office:value-type="float" office:value="0" calcext:value-type="float">
            <text:p>0</text:p>
          </table:table-cell>
          <table:table-cell/>
          <table:table-cell table:style-name="ce26"/>
          <table:table-cell table:style-name="ce13" table:number-columns-repeated="5"/>
          <table:table-cell table:style-name="ce13" table:formula="of:=[.$B40]" office:value-type="float" office:value="4" calcext:value-type="float">
            <text:p>4</text:p>
          </table:table-cell>
          <table:table-cell table:style-name="ce13" table:formula="of:=[.$B41]" office:value-type="float" office:value="25" calcext:value-type="float">
            <text:p>25</text:p>
          </table:table-cell>
          <table:table-cell table:style-name="ce13" table:formula="of:=[.$B42]" office:value-type="float" office:value="15" calcext:value-type="float">
            <text:p>15</text:p>
          </table:table-cell>
          <table:table-cell table:style-name="ce26" table:formula="of:=[.$D4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formula="of:=CODE([.A43])-CODE(&quot;A&quot;)" office:value-type="float" office:value="4" calcext:value-type="float">
            <text:p>4</text:p>
          </table:table-cell>
          <table:table-cell table:style-name="ce15" office:value-type="string" calcext:value-type="string">
            <text:p>C</text:p>
          </table:table-cell>
          <table:table-cell table:formula="of:=CODE([.C43])-CODE(&quot;A&quot;)" office:value-type="float" office:value="2" calcext:value-type="float">
            <text:p>2</text:p>
          </table:table-cell>
          <table:table-cell table:style-name="ce15"/>
          <table:table-cell table:style-name="ce25" table:formula="of:=[.$B43]" office:value-type="float" office:value="4" calcext:value-type="float">
            <text:p>4</text:p>
          </table:table-cell>
          <table:table-cell table:formula="of:=[.$B44]" office:value-type="float" office:value="2" calcext:value-type="float">
            <text:p>2</text:p>
          </table:table-cell>
          <table:table-cell table:formula="of:=[.$B45]" office:value-type="float" office:value="13" calcext:value-type="float">
            <text:p>13</text:p>
          </table:table-cell>
          <table:table-cell table:number-columns-repeated="6"/>
          <table:table-cell table:style-name="ce25" table:formula="of:=[.$D43]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table:number-columns-repeated="4"/>
          <table:table-cell table:number-columns-repeated="1003"/>
        </table:table-row>
        <table:table-row table:style-name="ro2">
          <table:table-cell office:value-type="string" calcext:value-type="string">
            <text:p>C</text:p>
          </table:table-cell>
          <table:table-cell table:formula="of:=CODE([.A44])-CODE(&quot;A&quot;)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CODE([.C44])-CODE(&quot;A&quot;)" office:value-type="float" office:value="18" calcext:value-type="float">
            <text:p>18</text:p>
          </table:table-cell>
          <table:table-cell/>
          <table:table-cell table:style-name="ce25"/>
          <table:table-cell table:number-columns-repeated="2"/>
          <table:table-cell table:formula="of:=[.$B43]" office:value-type="float" office:value="4" calcext:value-type="float">
            <text:p>4</text:p>
          </table:table-cell>
          <table:table-cell table:formula="of:=[.$B44]" office:value-type="float" office:value="2" calcext:value-type="float">
            <text:p>2</text:p>
          </table:table-cell>
          <table:table-cell table:formula="of:=[.$B45]" office:value-type="float" office:value="13" calcext:value-type="float">
            <text:p>13</text:p>
          </table:table-cell>
          <table:table-cell table:number-columns-repeated="3"/>
          <table:table-cell table:style-name="ce25" table:formula="of:=[.$D44]" office:value-type="float" office:value="18" calcext:value-type="float">
            <text:p>18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13" table:formula="of:=CODE([.A45])-CODE(&quot;A&quot;)" office:value-type="float" office:value="13" calcext:value-type="float">
            <text:p>13</text:p>
          </table:table-cell>
          <table:table-cell table:style-name="ce13" office:value-type="string" calcext:value-type="string">
            <text:p>J</text:p>
          </table:table-cell>
          <table:table-cell table:style-name="ce13" table:formula="of:=CODE([.C45])-CODE(&quot;A&quot;)" office:value-type="float" office:value="9" calcext:value-type="float">
            <text:p>9</text:p>
          </table:table-cell>
          <table:table-cell table:style-name="ce13"/>
          <table:table-cell table:style-name="ce26"/>
          <table:table-cell table:style-name="ce13" table:number-columns-repeated="5"/>
          <table:table-cell table:style-name="ce13" table:formula="of:=[.$B43]" office:value-type="float" office:value="4" calcext:value-type="float">
            <text:p>4</text:p>
          </table:table-cell>
          <table:table-cell table:style-name="ce13" table:formula="of:=[.$B44]" office:value-type="float" office:value="2" calcext:value-type="float">
            <text:p>2</text:p>
          </table:table-cell>
          <table:table-cell table:style-name="ce13" table:formula="of:=[.$B45]" office:value-type="float" office:value="13" calcext:value-type="float">
            <text:p>13</text:p>
          </table:table-cell>
          <table:table-cell table:style-name="ce26" table:formula="of:=[.$D45]" office:value-type="float" office:value="9" calcext:value-type="float">
            <text:p>9</text:p>
          </table:table-cell>
          <table:table-cell table:style-name="ce20" table:number-columns-repeated="6"/>
          <table:table-cell table:number-columns-repeated="1003"/>
        </table:table-row>
        <table:table-row table:style-name="ro2">
          <table:table-cell office:value-type="string" calcext:value-type="string">
            <text:p>O</text:p>
          </table:table-cell>
          <table:table-cell table:formula="of:=CODE([.A46])-CODE(&quot;A&quot;)"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formula="of:=CODE([.C46])-CODE(&quot;A&quot;)" office:value-type="float" office:value="20" calcext:value-type="float">
            <text:p>20</text:p>
          </table:table-cell>
          <table:table-cell/>
          <table:table-cell table:style-name="ce25" table:formula="of:=[.$B46]" office:value-type="float" office:value="14" calcext:value-type="float">
            <text:p>14</text:p>
          </table:table-cell>
          <table:table-cell table:formula="of:=[.$B47]" office:value-type="float" office:value="18" calcext:value-type="float">
            <text:p>18</text:p>
          </table:table-cell>
          <table:table-cell table:formula="of:=[.$B48]" office:value-type="float" office:value="19" calcext:value-type="float">
            <text:p>19</text:p>
          </table:table-cell>
          <table:table-cell table:number-columns-repeated="6"/>
          <table:table-cell table:style-name="ce25" table:formula="of:=[.$D46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</text:p>
          </table:table-cell>
          <table:table-cell table:formula="of:=CODE([.A47])-CODE(&quot;A&quot;)"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table:formula="of:=CODE([.C47])-CODE(&quot;A&quot;)" office:value-type="float" office:value="10" calcext:value-type="float">
            <text:p>10</text:p>
          </table:table-cell>
          <table:table-cell/>
          <table:table-cell table:style-name="ce25"/>
          <table:table-cell table:number-columns-repeated="2"/>
          <table:table-cell table:formula="of:=[.$B46]" office:value-type="float" office:value="14" calcext:value-type="float">
            <text:p>14</text:p>
          </table:table-cell>
          <table:table-cell table:formula="of:=[.$B47]" office:value-type="float" office:value="18" calcext:value-type="float">
            <text:p>18</text:p>
          </table:table-cell>
          <table:table-cell table:formula="of:=[.$B48]" office:value-type="float" office:value="19" calcext:value-type="float">
            <text:p>19</text:p>
          </table:table-cell>
          <table:table-cell table:number-columns-repeated="3"/>
          <table:table-cell table:style-name="ce25" table:formula="of:=[.$D47]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13" table:formula="of:=CODE([.A48])-CODE(&quot;A&quot;)" office:value-type="float" office:value="19" calcext:value-type="float">
            <text:p>19</text:p>
          </table:table-cell>
          <table:table-cell table:style-name="ce13" office:value-type="string" calcext:value-type="string">
            <text:p>T</text:p>
          </table:table-cell>
          <table:table-cell table:style-name="ce13" table:formula="of:=CODE([.C48])-CODE(&quot;A&quot;)" office:value-type="float" office:value="19" calcext:value-type="float">
            <text:p>19</text:p>
          </table:table-cell>
          <table:table-cell table:style-name="ce13"/>
          <table:table-cell table:style-name="ce26"/>
          <table:table-cell table:style-name="ce13" table:number-columns-repeated="5"/>
          <table:table-cell table:style-name="ce13" table:formula="of:=[.$B46]" office:value-type="float" office:value="14" calcext:value-type="float">
            <text:p>14</text:p>
          </table:table-cell>
          <table:table-cell table:style-name="ce13" table:formula="of:=[.$B47]" office:value-type="float" office:value="18" calcext:value-type="float">
            <text:p>18</text:p>
          </table:table-cell>
          <table:table-cell table:style-name="ce13" table:formula="of:=[.$B48]" office:value-type="float" office:value="19" calcext:value-type="float">
            <text:p>19</text:p>
          </table:table-cell>
          <table:table-cell table:style-name="ce26" table:formula="of:=[.$D48]" office:value-type="float" office:value="19" calcext:value-type="float">
            <text:p>19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5" table:number-rows-spanned="3">
            <text:p>Keďže je 9 neznámych (matica 3x3 má 9 prvkov), zo všetkých 33 rovníc si treba vybrať takých 9, kedy sa bude dať sústava vyriešiť (bude mať jediné riešenie resp. viete urobiť inverznú maticu sústavy rovníc). </text:p>
          </table:table-cell>
          <table:covered-table-cell table:number-columns-repeated="14"/>
          <table:table-cell table:number-columns-repeated="1009"/>
        </table:table-row>
        <table:table-row table:style-name="ro2">
          <table:covered-table-cell table:number-columns-repeated="15"/>
          <table:table-cell table:number-columns-repeated="1009"/>
        </table:table-row>
        <table:table-row table:style-name="ro2">
          <table:covered-table-cell table:number-columns-repeated="15"/>
          <table:table-cell table:number-columns-repeated="1009"/>
        </table:table-row>
        <table:table-row table:style-name="ro2">
          <table:table-cell office:value-type="string" calcext:value-type="string">
            <text:p>Vyberieme si rovnice</text:p>
          </table:table-cell>
          <table:table-cell table:number-columns-repeated="1023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5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8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5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4" calcext:value-type="float">
            <text:p>24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5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style-name="ce8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5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3" table:number-columns-repeated="5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5"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table:style-name="ce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ce13"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9" calcext:value-type="float">
            <text:p>19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tvorime z vybranych rovnic maticu X</text:p>
          </table:table-cell>
          <table:table-cell table:number-columns-repeated="13"/>
          <table:table-cell office:value-type="string" calcext:value-type="string">
            <text:p># SLR</text:p>
          </table:table-cell>
          <table:table-cell table:number-columns-repeated="2"/>
          <table:table-cell office:value-type="string" calcext:value-type="string">
            <text:p>Existuje determinant matice X?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2">
          <table:table-cell table:style-name="ce8" table:formula="of:=[.A54]" office:value-type="float" office:value="10" calcext:value-type="float">
            <text:p>10</text:p>
          </table:table-cell>
          <table:table-cell table:formula="of:=[.B54]" office:value-type="float" office:value="17" calcext:value-type="float">
            <text:p>17</text:p>
          </table:table-cell>
          <table:table-cell table:formula="of:=[.C54]"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</text:p>
          </table:table-cell>
          <table:table-cell table:number-columns-repeated="1006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table:formula="of:=[.D55]" office:value-type="float" office:value="10" calcext:value-type="float">
            <text:p>10</text:p>
          </table:table-cell>
          <table:table-cell table:formula="of:=[.E55]" office:value-type="float" office:value="17" calcext:value-type="float">
            <text:p>17</text:p>
          </table:table-cell>
          <table:table-cell table:formula="of:=[.F55]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e</text:p>
          </table:table-cell>
          <table:table-cell table:number-columns-repeated="1006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20" table:formula="of:=[.G56]" office:value-type="float" office:value="10" calcext:value-type="float">
            <text:p>10</text:p>
          </table:table-cell>
          <table:table-cell table:formula="of:=[.H56]" office:value-type="float" office:value="17" calcext:value-type="float">
            <text:p>17</text:p>
          </table:table-cell>
          <table:table-cell table:formula="of:=[.I56]" office:value-type="float" office:value="24" calcext:value-type="float">
            <text:p>24</text:p>
          </table:table-cell>
          <table:table-cell table:style-name="ce20"/>
          <table:table-cell table:number-columns-repeated="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</text:p>
          </table:table-cell>
          <table:table-cell table:number-columns-repeated="1006"/>
        </table:table-row>
        <table:table-row table:style-name="ro2">
          <table:table-cell table:style-name="ce8" table:formula="of:=[.A57]" office:value-type="float" office:value="15" calcext:value-type="float">
            <text:p>15</text:p>
          </table:table-cell>
          <table:table-cell table:formula="of:=[.B57]" office:value-type="float" office:value="19" calcext:value-type="float">
            <text:p>19</text:p>
          </table:table-cell>
          <table:table-cell table:formula="of:=[.C57]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o</text:p>
          </table:table-cell>
          <table:table-cell table:number-columns-repeated="1006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table:formula="of:=[.D58]" office:value-type="float" office:value="15" calcext:value-type="float">
            <text:p>15</text:p>
          </table:table-cell>
          <table:table-cell table:formula="of:=[.E58]" office:value-type="float" office:value="19" calcext:value-type="float">
            <text:p>19</text:p>
          </table:table-cell>
          <table:table-cell table:formula="of:=[.F58]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/>
          <table:table-cell table:number-columns-repeated="1014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20" table:formula="of:=[.G59]" office:value-type="float" office:value="15" calcext:value-type="float">
            <text:p>15</text:p>
          </table:table-cell>
          <table:table-cell table:formula="of:=[.H59]" office:value-type="float" office:value="19" calcext:value-type="float">
            <text:p>19</text:p>
          </table:table-cell>
          <table:table-cell table:formula="of:=[.I59]" office:value-type="float" office:value="14" calcext:value-type="float">
            <text:p>14</text:p>
          </table:table-cell>
          <table:table-cell table:style-name="ce20"/>
          <table:table-cell table:number-columns-repeated="1014"/>
        </table:table-row>
        <table:table-row table:style-name="ro2">
          <table:table-cell table:style-name="ce8" table:formula="of:=[.A60]" office:value-type="float" office:value="2" calcext:value-type="float">
            <text:p>2</text:p>
          </table:table-cell>
          <table:table-cell table:formula="of:=[.B60]" office:value-type="float" office:value="8" calcext:value-type="float">
            <text:p>8</text:p>
          </table:table-cell>
          <table:table-cell table:formula="of:=[.C60]"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/>
          <table:table-cell table:number-columns-repeated="1014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table:formula="of:=[.D61]" office:value-type="float" office:value="2" calcext:value-type="float">
            <text:p>2</text:p>
          </table:table-cell>
          <table:table-cell table:formula="of:=[.E61]" office:value-type="float" office:value="8" calcext:value-type="float">
            <text:p>8</text:p>
          </table:table-cell>
          <table:table-cell table:formula="of:=[.F61]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/>
          <table:table-cell table:number-columns-repeated="1014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20" table:formula="of:=[.G62]" office:value-type="float" office:value="2" calcext:value-type="float">
            <text:p>2</text:p>
          </table:table-cell>
          <table:table-cell table:formula="of:=[.H62]" office:value-type="float" office:value="8" calcext:value-type="float">
            <text:p>8</text:p>
          </table:table-cell>
          <table:table-cell table:formula="of:=[.I62]" office:value-type="float" office:value="19" calcext:value-type="float">
            <text:p>19</text:p>
          </table:table-cell>
          <table:table-cell table:style-name="ce2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pocitame determinant matice 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 X</text:p>
          </table:table-cell>
          <table:table-cell table:number-columns-repeated="3"/>
          <table:table-cell table:style-name="ce24"/>
          <table:table-cell table:style-name="ce2" table:formula="of:=MDETERM([.A66:.I74])" office:value-type="float" office:value="-704968.999999993" calcext:value-type="float" table:number-columns-spanned="5" table:number-rows-spanned="1">
            <text:p>-704968.999999993</text:p>
          </table:table-cell>
          <table:covered-table-cell table:number-columns-repeated="4"/>
          <table:table-cell table:number-columns-repeated="3"/>
          <table:table-cell table:style-name="ce28"/>
          <table:table-cell table:number-columns-repeated="1010"/>
        </table:table-row>
        <table:table-row table:style-name="ro2">
          <table:table-cell office:value-type="string" calcext:value-type="string">
            <text:p>det X mod26</text:p>
          </table:table-cell>
          <table:table-cell table:number-columns-repeated="3"/>
          <table:table-cell table:style-name="ce24"/>
          <table:table-cell table:formula="of:=ROUND(MOD([.F77];26))" office:value-type="float" office:value="21" calcext:value-type="float">
            <text:p>21</text:p>
          </table:table-cell>
          <table:table-cell table:number-columns-repeated="7"/>
          <table:table-cell table:style-name="ce28"/>
          <table:table-cell table:number-columns-repeated="1010"/>
        </table:table-row>
        <table:table-row table:style-name="ro2">
          <table:table-cell office:value-type="string" calcext:value-type="string">
            <text:p>(det X)^-1 mod 26</text:p>
          </table:table-cell>
          <table:table-cell table:number-columns-repeated="3"/>
          <table:table-cell table:style-name="ce24"/>
          <table:table-cell table:style-name="ce27" table:formula="of:=MATCH(1;INDEX(MOD(ROW(INDIRECT(&quot;1:&quot;&amp;26))*[.F78];26);0);0)" office:value-type="float" office:value="5" calcext:value-type="float">
            <text:p>5</text:p>
          </table:table-cell>
          <table:table-cell table:number-columns-repeated="7"/>
          <table:table-cell table:style-name="ce28"/>
          <table:table-cell table:number-columns-repeated="1010"/>
        </table:table-row>
        <table:table-row table:style-name="ro2">
          <table:table-cell table:number-columns-repeated="13"/>
          <table:table-cell table:style-name="ce28"/>
          <table:table-cell table:number-columns-repeated="1010"/>
        </table:table-row>
        <table:table-row table:style-name="ro3">
          <table:table-cell table:style-name="ce1" office:value-type="string" calcext:value-type="string" table:number-columns-spanned="15" table:number-rows-spanned="1">
            <text:p>Ak existuje determinant k matici X, potom k matici X existuje aj inverzna matica X^-1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5" table:number-rows-spanned="1">
            <text:p>Maticu X^-1 budeme neskor potrebovat na vypocet matice K (sifrovacej matice)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ajprv pouzijeme funkciu na vypocet inverznej mat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^-1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INVERSE([.A66:.I74])" office:value-type="float" office:value="2.79775280898876" calcext:value-type="float">
            <text:p>2.797752808988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47191011235955" calcext:value-type="float">
            <text:p>-1.471910112359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4943820224719" calcext:value-type="float">
            <text:p>-2.449438202247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2.8876404494382" calcext:value-type="float">
            <text:p>-2.887640449438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9550561797753" calcext:value-type="float">
            <text:p>1.595505617977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7191011235955" calcext:value-type="float">
            <text:p>2.471910112359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.921348314606741" calcext:value-type="float">
            <text:p>0.9213483146067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16853932584269" calcext:value-type="float">
            <text:p>-0.51685393258426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30337078651685" calcext:value-type="float">
            <text:p>-0.7303370786516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.79775280898877" calcext:value-type="float">
            <text:p>2.797752808988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47191011235955" calcext:value-type="float">
            <text:p>-1.471910112359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4943820224719" calcext:value-type="float">
            <text:p>-2.449438202247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.88764044943821" calcext:value-type="float">
            <text:p>-2.887640449438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9550561797753" calcext:value-type="float">
            <text:p>1.595505617977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7191011235955" calcext:value-type="float">
            <text:p>2.4719101123595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21348314606743" calcext:value-type="float">
            <text:p>0.9213483146067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16853932584271" calcext:value-type="float">
            <text:p>-0.51685393258427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30337078651687" calcext:value-type="float">
            <text:p>-0.73033707865168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79775280898879" calcext:value-type="float">
            <text:p>2.7977528089887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47191011235956" calcext:value-type="float">
            <text:p>-1.471910112359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4943820224721" calcext:value-type="float">
            <text:p>-2.4494382022472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88764044943823" calcext:value-type="float">
            <text:p>-2.887640449438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9550561797754" calcext:value-type="float">
            <text:p>1.595505617977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7191011235957" calcext:value-type="float">
            <text:p>2.47191011235957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2134831460675" calcext:value-type="float">
            <text:p>0.921348314606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16853932584274" calcext:value-type="float">
            <text:p>-0.5168539325842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30337078651692" calcext:value-type="float">
            <text:p>-0.73033707865169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5" table:number-rows-spanned="1">
            <text:p>Potom ju vynasobime determinantom, aby sme dostali cele cisla (uzitocne v dalsom kroku)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 calcext:value-type="string">
            <text:p>X^-1 * det X mod 26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OD([.A87:.I95]*[.F77];26)" office:value-type="float" office:value="5.00000002118759" calcext:value-type="float">
            <text:p>5.000000021187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999999887077" calcext:value-type="float">
            <text:p>16.99999998870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999999811407" calcext:value-type="float">
            <text:p>13.99999998114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.99999997834675" calcext:value-type="float">
            <text:p>0.999999978346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1210719" calcext:value-type="float">
            <text:p>4.000000012107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1862645" calcext:value-type="float">
            <text:p>4.000000018626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.0000000068685" calcext:value-type="float">
            <text:p>10.00000000686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99999610009" calcext:value-type="float">
            <text:p>1.999999996100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9999999945285" calcext:value-type="float">
            <text:p>12.99999999452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00000001653098" calcext:value-type="float">
            <text:p>5.0000000165309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999999915017" calcext:value-type="float">
            <text:p>16.99999999150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999999855645" calcext:value-type="float">
            <text:p>13.99999998556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9999983003363" calcext:value-type="float">
            <text:p>0.9999999830033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0931323" calcext:value-type="float">
            <text:p>4.000000009313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1466833" calcext:value-type="float">
            <text:p>4.0000000146683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.0000000053551" calcext:value-type="float">
            <text:p>10.000000005355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9999969732" calcext:value-type="float">
            <text:p>1.99999999697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9999999957508" calcext:value-type="float">
            <text:p>12.999999995750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00000000162981" calcext:value-type="float">
            <text:p>5.0000000016298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999999997672" calcext:value-type="float">
            <text:p>16.999999999767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999999974389" calcext:value-type="float">
            <text:p>13.9999999974389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99999998370186" calcext:value-type="float">
            <text:p>0.99999999837018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0069849" calcext:value-type="float">
            <text:p>4.000000000698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0209548" calcext:value-type="float">
            <text:p>4.00000000209548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0000000005821" calcext:value-type="float">
            <text:p>10.00000000058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99999965075" calcext:value-type="float">
            <text:p>1.999999999650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9999999996508" calcext:value-type="float">
            <text:p>12.999999999650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15" table:number-rows-spanned="1">
            <text:p>Teraz predchadzajucu maticu vynasobime inverznym determinantom mod 26. Determinanty sa vykratia a zostane len inverzna matica X^-1 mod 26. Hodnoty museli byt zaokruhlene, aby sme dostali presny vysledok.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 calcext:value-type="string">
            <text:p>X^-1 = (X^-1 * det X) * det X^-1 mod 26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OD(ROUND([.A99:.I107]*[.F79];0);26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kontrolujeme, ci X * X^-1 da jednotkovu maticu. Ak ano, nasli sme inverznu maticu X^-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 * X^-1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OD(MMULT([.A66:.I74];[.A111:.I119]);26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Vytvorime vektor y zo zasifrovanych znakov vybranych rovn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2">
          <table:table-cell table:formula="of:=[.J54]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table:formula="of:=[.J55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formula="of:=[.J56]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formula="of:=[.J57]" office:value-type="float" office:value="25" calcext:value-type="float">
            <text:p>25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formula="of:=[.J58]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formula="of:=[.J59]" office:value-type="float" office:value="13" calcext:value-type="float">
            <text:p>13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J60]" office:value-type="float" office:value="22" calcext:value-type="float">
            <text:p>22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J61]" office:value-type="float" office:value="16" calcext:value-type="float">
            <text:p>16</text:p>
          </table:table-cell>
          <table:table-cell table:style-name="Default"/>
          <table:table-cell table:number-columns-repeated="1022"/>
        </table:table-row>
        <table:table-row table:style-name="ro2">
          <table:table-cell table:formula="of:=[.J62]" office:value-type="float" office:value="19" calcext:value-type="float">
            <text:p>19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Vypocitame prvky matice kluca K ako K = X^-1 * 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11</text:p>
          </table:table-cell>
          <table:table-cell table:number-matrix-columns-spanned="1" table:number-matrix-rows-spanned="9" table:formula="of:=MOD(MMULT([.A111:.I119];[.A136:.A144]);26)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1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13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k2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k2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3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3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3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tica K (sifrovacia matica) vyzera nasledov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2">
          <table:table-cell table:style-name="ce11" table:formula="of:=[.B147]" office:value-type="float" office:value="21" calcext:value-type="float">
            <text:p>21</text:p>
          </table:table-cell>
          <table:table-cell table:style-name="ce16" table:formula="of:=[.B148]" office:value-type="float" office:value="24" calcext:value-type="float">
            <text:p>24</text:p>
          </table:table-cell>
          <table:table-cell table:style-name="ce16" table:formula="of:=[.B149]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1" table:formula="of:=[.B150]" office:value-type="float" office:value="12" calcext:value-type="float">
            <text:p>12</text:p>
          </table:table-cell>
          <table:table-cell table:style-name="ce16" table:formula="of:=[.B151]" office:value-type="float" office:value="11" calcext:value-type="float">
            <text:p>11</text:p>
          </table:table-cell>
          <table:table-cell table:style-name="ce16" table:formula="of:=[.B152]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1" table:formula="of:=[.B153]" office:value-type="float" office:value="4" calcext:value-type="float">
            <text:p>4</text:p>
          </table:table-cell>
          <table:table-cell table:style-name="ce16" table:formula="of:=[.B154]" office:value-type="float" office:value="3" calcext:value-type="float">
            <text:p>3</text:p>
          </table:table-cell>
          <table:table-cell table:style-name="ce16" table:formula="of:=[.B155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fabeticka reprezentacia matice K</text:p>
          </table:table-cell>
          <table:table-cell table:number-columns-repeated="1023"/>
        </table:table-row>
        <table:table-row table:style-name="ro2">
          <table:table-cell table:style-name="ce11" table:formula="of:=CHAR([.A159]+CODE(&quot;A&quot;))" office:value-type="string" office:string-value="V" calcext:value-type="string">
            <text:p>V</text:p>
          </table:table-cell>
          <table:table-cell table:style-name="ce11" table:formula="of:=CHAR([.B159]+CODE(&quot;A&quot;))" office:value-type="string" office:string-value="Y" calcext:value-type="string">
            <text:p>Y</text:p>
          </table:table-cell>
          <table:table-cell table:style-name="ce11" table:formula="of:=CHAR([.C159]+CODE(&quot;A&quot;))" office:value-type="string" office:string-value="I" calcext:value-type="string">
            <text:p>I</text:p>
          </table:table-cell>
          <table:table-cell table:number-columns-repeated="1021"/>
        </table:table-row>
        <table:table-row table:style-name="ro2">
          <table:table-cell table:style-name="ce11" table:formula="of:=CHAR([.A160]+CODE(&quot;A&quot;))" office:value-type="string" office:string-value="M" calcext:value-type="string">
            <text:p>M</text:p>
          </table:table-cell>
          <table:table-cell table:style-name="ce11" table:formula="of:=CHAR([.B160]+CODE(&quot;A&quot;))" office:value-type="string" office:string-value="L" calcext:value-type="string">
            <text:p>L</text:p>
          </table:table-cell>
          <table:table-cell table:style-name="ce11" table:formula="of:=CHAR([.C160]+CODE(&quot;A&quot;)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2">
          <table:table-cell table:style-name="ce11" table:formula="of:=CHAR([.A161]+CODE(&quot;A&quot;))" office:value-type="string" office:string-value="E" calcext:value-type="string">
            <text:p>E</text:p>
          </table:table-cell>
          <table:table-cell table:style-name="ce11" table:formula="of:=CHAR([.B161]+CODE(&quot;A&quot;))" office:value-type="string" office:string-value="D" calcext:value-type="string">
            <text:p>D</text:p>
          </table:table-cell>
          <table:table-cell table:style-name="ce11" table:formula="of:=CHAR([.C161]+CODE(&quot;A&quot;)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Default" office:value-type="string" calcext:value-type="string">
            <text:p>Kontrola sifrovania maticou K t.j.</text:p>
            <text:p>y = K * x</text:p>
            <text:p>Nasobime sifrovaciu maticu 3-prvkovym vektorom x.</text:p>
            <text:p>V pripade, ze su stlpce zhodne, sifrovanie funguje spravne.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formula="of:=[.A43]" office:value-type="string" office:string-value="E" calcext:value-type="string">
            <text:p>E</text:p>
          </table:table-cell>
          <table:table-cell table:style-name="Default" office:value-type="string" calcext:value-type="string">
            <text:p>-&gt;</text:p>
          </table:table-cell>
          <table:table-cell table:style-name="ce17" table:formula="of:=[.C43]" office:value-type="string" office:string-value="C" calcext:value-type="string">
            <text:p>C</text:p>
          </table:table-cell>
          <table:table-cell table:style-name="ce17" table:formula="of:=[.D4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Default" table:formula="of:=[.A44]" office:value-type="string" office:string-value="C" calcext:value-type="string">
            <text:p>C</text:p>
          </table:table-cell>
          <table:table-cell table:style-name="Default" office:value-type="string" calcext:value-type="string">
            <text:p>-&gt;</text:p>
          </table:table-cell>
          <table:table-cell table:style-name="ce17" table:formula="of:=[.C44]" office:value-type="string" office:string-value="S" calcext:value-type="string">
            <text:p>S</text:p>
          </table:table-cell>
          <table:table-cell table:style-name="ce17" table:formula="of:=[.D44]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Default" table:formula="of:=[.A45]" office:value-type="string" office:string-value="N" calcext:value-type="string">
            <text:p>N</text:p>
          </table:table-cell>
          <table:table-cell table:style-name="Default"/>
          <table:table-cell table:style-name="ce17" table:formula="of:=[.C45]" office:value-type="string" office:string-value="J" calcext:value-type="string">
            <text:p>J</text:p>
          </table:table-cell>
          <table:table-cell table:style-name="ce17" table:formula="of:=[.D45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formula="of:=[.B43]" office:value-type="float" office:value="4" calcext:value-type="float">
            <text:p>4</text:p>
          </table:table-cell>
          <table:table-cell table:style-name="Default" office:value-type="string" calcext:value-type="string">
            <text:p>-&gt;</text:p>
          </table:table-cell>
          <table:table-cell table:style-name="ce18" table:number-matrix-columns-spanned="1" table:number-matrix-rows-spanned="3" table:formula="of:=MOD(MMULT([.A159:.C161];[.A173:.A175]);26)" office:value-type="float" office:value="2" calcext:value-type="float">
            <text:p>2</text:p>
          </table:table-cell>
          <table:table-cell table:style-name="ce21" table:formula="of:=CHAR([.C173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Default" table:formula="of:=[.B44]" office:value-type="float" office:value="2" calcext:value-type="float">
            <text:p>2</text:p>
          </table:table-cell>
          <table:table-cell table:style-name="Default" office:value-type="string" calcext:value-type="string">
            <text:p>-&gt;</text:p>
          </table:table-cell>
          <table:table-cell table:style-name="ce17" office:value-type="float" office:value="18" calcext:value-type="float">
            <text:p>18</text:p>
          </table:table-cell>
          <table:table-cell table:style-name="ce21" table:formula="of:=CHAR([.C174]+CODE(&quot;A&quot;))" office:value-type="string" office:string-value="S" calcext:value-type="string">
            <text:p>S</text:p>
          </table:table-cell>
          <table:table-cell table:number-columns-repeated="1020"/>
        </table:table-row>
        <table:table-row table:style-name="ro2">
          <table:table-cell table:style-name="Default" table:formula="of:=[.B45]" office:value-type="float" office:value="13" calcext:value-type="float">
            <text:p>13</text:p>
          </table:table-cell>
          <table:table-cell table:style-name="Default" office:value-type="string" calcext:value-type="string">
            <text:p>-&gt;</text:p>
          </table:table-cell>
          <table:table-cell table:style-name="ce17" office:value-type="float" office:value="9" calcext:value-type="float">
            <text:p>9</text:p>
          </table:table-cell>
          <table:table-cell table:style-name="ce21" table:formula="of:=CHAR([.C175]+CODE(&quot;A&quot;))" office:value-type="string" office:string-value="J" calcext:value-type="string">
            <text:p>J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Ale na desifrovanie potrebujeme vypocitat inverznu maticu K^-1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22"/>
          <table:table-cell table:number-columns-repeated="1002"/>
        </table:table-row>
        <table:table-row table:style-name="ro2">
          <table:table-cell office:value-type="string" calcext:value-type="string">
            <text:p>Vypocitame determinant matice K</text:p>
          </table:table-cell>
          <table:table-cell table:number-columns-repeated="9"/>
          <table:table-cell table:style-name="Default" table:number-columns-repeated="12"/>
          <table:table-cell table:number-columns-repeated="1002"/>
        </table:table-row>
        <table:table-row table:style-name="ro2">
          <table:table-cell office:value-type="string" calcext:value-type="string">
            <text:p>det K</text:p>
          </table:table-cell>
          <table:table-cell table:number-columns-repeated="3"/>
          <table:table-cell table:style-name="ce24"/>
          <table:table-cell table:style-name="ce2" table:formula="of:=MDETERM([.A159:.C161])" office:value-type="float" office:value="-475" calcext:value-type="float" table:number-columns-spanned="2" table:number-rows-spanned="1">
            <text:p>-475</text:p>
          </table:table-cell>
          <table:covered-table-cell/>
          <table:table-cell table:number-columns-repeated="3"/>
          <table:table-cell table:style-name="Default" table:number-columns-repeated="12"/>
          <table:table-cell table:number-columns-repeated="1002"/>
        </table:table-row>
        <table:table-row table:style-name="ro2">
          <table:table-cell office:value-type="string" calcext:value-type="string">
            <text:p>det K mod26</text:p>
          </table:table-cell>
          <table:table-cell table:number-columns-repeated="3"/>
          <table:table-cell table:style-name="ce24"/>
          <table:table-cell table:formula="of:=ROUND(MOD([.F180];26))" office:value-type="float" office:value="19" calcext:value-type="float">
            <text:p>19</text:p>
          </table:table-cell>
          <table:table-cell table:number-columns-repeated="4"/>
          <table:table-cell table:style-name="Default" table:number-columns-repeated="12"/>
          <table:table-cell table:number-columns-repeated="1002"/>
        </table:table-row>
        <table:table-row table:style-name="ro2">
          <table:table-cell office:value-type="string" calcext:value-type="string">
            <text:p>(det K)^-1 mod 26</text:p>
          </table:table-cell>
          <table:table-cell table:number-columns-repeated="3"/>
          <table:table-cell table:style-name="ce24"/>
          <table:table-cell table:style-name="ce27" table:formula="of:=MATCH(1;INDEX(MOD(ROW(INDIRECT(&quot;1:&quot;&amp;26))*[.F181];26);0);0)" office:value-type="float" office:value="11" calcext:value-type="float">
            <text:p>11</text:p>
          </table:table-cell>
          <table:table-cell table:number-columns-repeated="4"/>
          <table:table-cell table:style-name="Default" table:number-columns-repeated="12"/>
          <table:table-cell table:number-columns-repeated="1002"/>
        </table:table-row>
        <table:table-row table:style-name="ro2">
          <table:table-cell table:style-name="Default" table:number-columns-repeated="22"/>
          <table:table-cell table:number-columns-repeated="1002"/>
        </table:table-row>
        <table:table-row table:style-name="ro2">
          <table:table-cell office:value-type="string" calcext:value-type="string">
            <text:p>Najprv pouzijeme funkciu na vypocet inverznej matice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office:value-type="string" calcext:value-type="string">
            <text:p>K^-1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matrix-columns-spanned="3" table:number-matrix-rows-spanned="3" table:formula="of:=MINVERSE([.A159:.C161])" office:value-type="float" office:value="-0.237894736842105" calcext:value-type="float">
            <text:p>-0.237894736842105</text:p>
          </table:table-cell>
          <table:table-cell table:style-name="Default" office:value-type="float" office:value="0.606315789473684" calcext:value-type="float">
            <text:p>0.606315789473684</text:p>
          </table:table-cell>
          <table:table-cell table:style-name="Default" office:value-type="float" office:value="-0.32" calcext:value-type="float">
            <text:p>-0.32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float" office:value="0.244210526315789" calcext:value-type="float">
            <text:p>0.244210526315789</text:p>
          </table:table-cell>
          <table:table-cell table:style-name="Default" office:value-type="float" office:value="-0.507368421052632" calcext:value-type="float">
            <text:p>-0.507368421052632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float" office:value="0.0168421052631579" calcext:value-type="float">
            <text:p>0.016842105263158</text:p>
          </table:table-cell>
          <table:table-cell table:style-name="Default" office:value-type="float" office:value="-0.0694736842105263" calcext:value-type="float">
            <text:p>-0.069473684210526</text:p>
          </table:table-cell>
          <table:table-cell table:style-name="ce19" office:value-type="float" office:value="0.12" calcext:value-type="float">
            <text:p>0.12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1" office:value-type="string" calcext:value-type="string" table:number-columns-spanned="15" table:number-rows-spanned="1">
            <text:p>Potom ju vynasobime determinantom, aby sme dostali cele cisla (uzitocne v dalsom kroku)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 calcext:value-type="string">
            <text:p>K^-1 * det K mod 26</text:p>
          </table:table-cell>
          <table:table-cell table:number-columns-repeated="1023"/>
        </table:table-row>
        <table:table-row table:style-name="ro2">
          <table:table-cell table:style-name="Default" table:number-matrix-columns-spanned="3" table:number-matrix-rows-spanned="3" table:formula="of:=MOD([.A186:.C188]*[.F180];26)" office:value-type="float" office:value="8.99999999999999" calcext:value-type="float">
            <text:p>8.9999999999999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.99999999999997" calcext:value-type="float">
            <text:p>6.9999999999999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.99999999999999" calcext:value-type="float">
            <text:p>6.99999999999999</text:p>
          </table:table-cell>
          <table:table-cell table:style-name="ce19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1" office:value-type="string" calcext:value-type="string" table:number-columns-spanned="15" table:number-rows-spanned="1">
            <text:p>Teraz predchadzajucu maticu vynasobime inverznym determinantom mod 26. Determinanty sa vykratia a zostane len inverzna matica K^-1 mod 26. Hodnoty museli byt zaokruhlene, aby sme dostali presny vysledok.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 calcext:value-type="string">
            <text:p>K^-1 = (K^-1 * det K) * det K^-1 mod 26</text:p>
          </table:table-cell>
          <table:table-cell table:number-columns-repeated="1023"/>
        </table:table-row>
        <table:table-row table:style-name="ro2">
          <table:table-cell table:style-name="ce36" table:number-matrix-columns-spanned="3" table:number-matrix-rows-spanned="3" table:formula="of:=MOD(ROUND([.A192:.C194]*[.F182];0);26)" office:value-type="float" office:value="21" calcext:value-type="float">
            <text:p>2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3" calcext:value-type="float">
            <text:p>23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kontrolujeme, ci K * K^-1 da jednotkovu maticu. Ak ano, nasli sme inverznu maticu K^-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 * K^-1</text:p>
          </table:table-cell>
          <table:table-cell table:number-columns-repeated="1023"/>
        </table:table-row>
        <table:table-row table:style-name="ro2">
          <table:table-cell table:number-matrix-columns-spanned="3" table:number-matrix-rows-spanned="3" table:formula="of:=MOD(MMULT([.A159:.C161];[.A198:.C200]);26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Kontrola desifrovania maticou K^-1 (desifrovacia matica)</text:p>
            <text:p>x = K^-1 * y</text:p>
            <text:p><text:span text:style-name="T1">Nasobime sifrovaciu maticu 3-prvkovym vektorom x.</text:span>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E</text:p>
          </table:table-cell>
          <table:table-cell table:formula="of:=CODE([.A209])-CODE(&quot;A&quot;)" office:value-type="float" office:value="4" calcext:value-type="float">
            <text:p>4</text:p>
          </table:table-cell>
          <table:table-cell table:style-name="ce45" table:number-matrix-columns-spanned="1" table:number-matrix-rows-spanned="3" table:formula="of:=MOD(MMULT([.$A$198:.$C$200];[.B209:.B211]);26)" office:value-type="float" office:value="10" calcext:value-type="float">
            <text:p>10</text:p>
          </table:table-cell>
          <table:table-cell table:style-name="ce45" table:formula="of:=CHAR([.C209]+CODE(&quot;A&quot;))" office:value-type="string" office:string-value="K" calcext:value-type="string">
            <text:p>K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B</text:p>
          </table:table-cell>
          <table:table-cell table:formula="of:=CODE([.A210])-CODE(&quot;A&quot;)" office:value-type="float" office:value="1" calcext:value-type="float">
            <text:p>1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formula="of:=CHAR([.C210]+CODE(&quot;A&quot;))" office:value-type="string" office:string-value="R" calcext:value-type="string">
            <text:p>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N</text:p>
          </table:table-cell>
          <table:table-cell table:style-name="ce13" table:formula="of:=CODE([.A211])-CODE(&quot;A&quot;)" office:value-type="float" office:value="13" calcext:value-type="float">
            <text:p>13</text:p>
          </table:table-cell>
          <table:table-cell table:style-name="ce46" office:value-type="float" office:value="24" calcext:value-type="float">
            <text:p>24</text:p>
          </table:table-cell>
          <table:table-cell table:style-name="ce45" table:formula="of:=CHAR([.C211]+CODE(&quot;A&quot;))" office:value-type="string" office:string-value="Y" calcext:value-type="string">
            <text:p>Y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Z</text:p>
          </table:table-cell>
          <table:table-cell table:formula="of:=CODE([.A212])-CODE(&quot;A&quot;)" office:value-type="float" office:value="25" calcext:value-type="float">
            <text:p>25</text:p>
          </table:table-cell>
          <table:table-cell table:style-name="ce45" table:number-matrix-columns-spanned="1" table:number-matrix-rows-spanned="3" table:formula="of:=MOD(MMULT([.$A$198:.$C$200];[.B212:.B214]);26)" office:value-type="float" office:value="15" calcext:value-type="float">
            <text:p>15</text:p>
          </table:table-cell>
          <table:table-cell table:style-name="ce45" table:formula="of:=CHAR([.C212]+CODE(&quot;A&quot;))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J</text:p>
          </table:table-cell>
          <table:table-cell table:formula="of:=CODE([.A213])-CODE(&quot;A&quot;)" office:value-type="float" office:value="9" calcext:value-type="float">
            <text:p>9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formula="of:=CHAR([.C213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N</text:p>
          </table:table-cell>
          <table:table-cell table:style-name="ce13" table:formula="of:=CODE([.A214])-CODE(&quot;A&quot;)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5" table:formula="of:=CHAR([.C214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O</text:p>
          </table:table-cell>
          <table:table-cell table:formula="of:=CODE([.A215])-CODE(&quot;A&quot;)" office:value-type="float" office:value="14" calcext:value-type="float">
            <text:p>14</text:p>
          </table:table-cell>
          <table:table-cell table:style-name="ce45" table:number-matrix-columns-spanned="1" table:number-matrix-rows-spanned="3" table:formula="of:=MOD(MMULT([.$A$198:.$C$200];[.B215:.B217]);26)" office:value-type="float" office:value="6" calcext:value-type="float">
            <text:p>6</text:p>
          </table:table-cell>
          <table:table-cell table:style-name="ce45" table:formula="of:=CHAR([.C215]+CODE(&quot;A&quot;))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Z</text:p>
          </table:table-cell>
          <table:table-cell table:formula="of:=CODE([.A216])-CODE(&quot;A&quot;)" office:value-type="float" office:value="25" calcext:value-type="float">
            <text:p>25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formula="of:=CHAR([.C216]+CODE(&quot;A&quot;))" office:value-type="string" office:string-value="R" calcext:value-type="string">
            <text:p>R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X</text:p>
          </table:table-cell>
          <table:table-cell table:style-name="ce13" table:formula="of:=CODE([.A217])-CODE(&quot;A&quot;)" office:value-type="float" office:value="23" calcext:value-type="float">
            <text:p>23</text:p>
          </table:table-cell>
          <table:table-cell table:style-name="ce46" office:value-type="float" office:value="0" calcext:value-type="float">
            <text:p>0</text:p>
          </table:table-cell>
          <table:table-cell table:style-name="ce45" table:formula="of:=CHAR([.C217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formula="of:=CODE([.A218])-CODE(&quot;A&quot;)" office:value-type="float" office:value="11" calcext:value-type="float">
            <text:p>11</text:p>
          </table:table-cell>
          <table:table-cell table:style-name="ce45" table:number-matrix-columns-spanned="1" table:number-matrix-rows-spanned="3" table:formula="of:=MOD(MMULT([.$A$198:.$C$200];[.B218:.B220]);26)" office:value-type="float" office:value="5" calcext:value-type="float">
            <text:p>5</text:p>
          </table:table-cell>
          <table:table-cell table:style-name="ce45" table:formula="of:=CHAR([.C218]+CODE(&quot;A&quot;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S</text:p>
          </table:table-cell>
          <table:table-cell table:formula="of:=CODE([.A219])-CODE(&quot;A&quot;)" office:value-type="float" office:value="18" calcext:value-type="float">
            <text:p>18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formula="of:=CHAR([.C219]+CODE(&quot;A&quot;))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</text:p>
          </table:table-cell>
          <table:table-cell table:style-name="ce13" table:formula="of:=CODE([.A220])-CODE(&quot;A&quot;)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5" table:formula="of:=CHAR([.C220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E</text:p>
          </table:table-cell>
          <table:table-cell table:formula="of:=CODE([.A221])-CODE(&quot;A&quot;)" office:value-type="float" office:value="4" calcext:value-type="float">
            <text:p>4</text:p>
          </table:table-cell>
          <table:table-cell table:style-name="ce45" table:number-matrix-columns-spanned="1" table:number-matrix-rows-spanned="3" table:formula="of:=MOD(MMULT([.$A$198:.$C$200];[.B221:.B223]);26)" office:value-type="float" office:value="0" calcext:value-type="float">
            <text:p>0</text:p>
          </table:table-cell>
          <table:table-cell table:style-name="ce45" table:formula="of:=CHAR([.C221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T</text:p>
          </table:table-cell>
          <table:table-cell table:formula="of:=CODE([.A222])-CODE(&quot;A&quot;)" office:value-type="float" office:value="19" calcext:value-type="float">
            <text:p>19</text:p>
          </table:table-cell>
          <table:table-cell table:style-name="ce45" office:value-type="float" office:value="15" calcext:value-type="float">
            <text:p>15</text:p>
          </table:table-cell>
          <table:table-cell table:style-name="ce45" table:formula="of:=CHAR([.C222]+CODE(&quot;A&quot;))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T</text:p>
          </table:table-cell>
          <table:table-cell table:style-name="ce13" table:formula="of:=CODE([.A223])-CODE(&quot;A&quot;)" office:value-type="float" office:value="19" calcext:value-type="float">
            <text:p>19</text:p>
          </table:table-cell>
          <table:table-cell table:style-name="ce46" office:value-type="float" office:value="14" calcext:value-type="float">
            <text:p>14</text:p>
          </table:table-cell>
          <table:table-cell table:style-name="ce45" table:formula="of:=CHAR([.C223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W</text:p>
          </table:table-cell>
          <table:table-cell table:formula="of:=CODE([.A224])-CODE(&quot;A&quot;)" office:value-type="float" office:value="22" calcext:value-type="float">
            <text:p>22</text:p>
          </table:table-cell>
          <table:table-cell table:style-name="ce45" table:number-matrix-columns-spanned="1" table:number-matrix-rows-spanned="3" table:formula="of:=MOD(MMULT([.$A$198:.$C$200];[.B224:.B226]);26)" office:value-type="float" office:value="2" calcext:value-type="float">
            <text:p>2</text:p>
          </table:table-cell>
          <table:table-cell table:style-name="ce45" table:formula="of:=CHAR([.C224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Q</text:p>
          </table:table-cell>
          <table:table-cell table:formula="of:=CODE([.A225])-CODE(&quot;A&quot;)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formula="of:=CHAR([.C225]+CODE(&quot;A&quot;))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T</text:p>
          </table:table-cell>
          <table:table-cell table:style-name="ce13" table:formula="of:=CODE([.A226])-CODE(&quot;A&quot;)" office:value-type="float" office:value="19" calcext:value-type="float">
            <text:p>19</text:p>
          </table:table-cell>
          <table:table-cell table:style-name="ce46" office:value-type="float" office:value="19" calcext:value-type="float">
            <text:p>19</text:p>
          </table:table-cell>
          <table:table-cell table:style-name="ce45" table:formula="of:=CHAR([.C226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E</text:p>
          </table:table-cell>
          <table:table-cell table:formula="of:=CODE([.A227])-CODE(&quot;A&quot;)" office:value-type="float" office:value="4" calcext:value-type="float">
            <text:p>4</text:p>
          </table:table-cell>
          <table:table-cell table:style-name="ce45" table:number-matrix-columns-spanned="1" table:number-matrix-rows-spanned="3" table:formula="of:=MOD(MMULT([.$A$198:.$C$200];[.B227:.B229]);26)" office:value-type="float" office:value="0" calcext:value-type="float">
            <text:p>0</text:p>
          </table:table-cell>
          <table:table-cell table:style-name="ce45" table:formula="of:=CHAR([.C227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G</text:p>
          </table:table-cell>
          <table:table-cell table:formula="of:=CODE([.A228])-CODE(&quot;A&quot;)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CHAR([.C228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G</text:p>
          </table:table-cell>
          <table:table-cell table:style-name="ce13" table:formula="of:=CODE([.A229])-CODE(&quot;A&quot;)" office:value-type="float" office:value="6" calcext:value-type="float">
            <text:p>6</text:p>
          </table:table-cell>
          <table:table-cell table:style-name="ce46" office:value-type="float" office:value="14" calcext:value-type="float">
            <text:p>14</text:p>
          </table:table-cell>
          <table:table-cell table:style-name="ce45" table:formula="of:=CHAR([.C229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H</text:p>
          </table:table-cell>
          <table:table-cell table:formula="of:=CODE([.A230])-CODE(&quot;A&quot;)" office:value-type="float" office:value="7" calcext:value-type="float">
            <text:p>7</text:p>
          </table:table-cell>
          <table:table-cell table:style-name="ce45" table:number-matrix-columns-spanned="1" table:number-matrix-rows-spanned="3" table:formula="of:=MOD(MMULT([.$A$198:.$C$200];[.B230:.B232]);26)" office:value-type="float" office:value="21" calcext:value-type="float">
            <text:p>21</text:p>
          </table:table-cell>
          <table:table-cell table:style-name="ce45" table:formula="of:=CHAR([.C230]+CODE(&quot;A&quot;))" office:value-type="string" office:string-value="V" calcext:value-type="string">
            <text:p>V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</text:p>
          </table:table-cell>
          <table:table-cell table:formula="of:=CODE([.A231])-CODE(&quot;A&quot;)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CHAR([.C231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T</text:p>
          </table:table-cell>
          <table:table-cell table:style-name="ce13" table:formula="of:=CODE([.A232])-CODE(&quot;A&quot;)" office:value-type="float" office:value="19" calcext:value-type="float">
            <text:p>19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HAR([.C232]+CODE(&quot;A&quot;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Y</text:p>
          </table:table-cell>
          <table:table-cell table:formula="of:=CODE([.A233])-CODE(&quot;A&quot;)" office:value-type="float" office:value="24" calcext:value-type="float">
            <text:p>24</text:p>
          </table:table-cell>
          <table:table-cell table:style-name="ce45" table:number-matrix-columns-spanned="1" table:number-matrix-rows-spanned="3" table:formula="of:=MOD(MMULT([.$A$198:.$C$200];[.B233:.B235]);26)" office:value-type="float" office:value="4" calcext:value-type="float">
            <text:p>4</text:p>
          </table:table-cell>
          <table:table-cell table:style-name="ce45" table:formula="of:=CHAR([.C233]+CODE(&quot;A&quot;))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F</text:p>
          </table:table-cell>
          <table:table-cell table:formula="of:=CODE([.A234])-CODE(&quot;A&quot;)" office:value-type="float" office:value="5" calcext:value-type="float">
            <text:p>5</text:p>
          </table:table-cell>
          <table:table-cell table:style-name="ce45" office:value-type="float" office:value="25" calcext:value-type="float">
            <text:p>25</text:p>
          </table:table-cell>
          <table:table-cell table:style-name="ce45" table:formula="of:=CHAR([.C234]+CODE(&quot;A&quot;))" office:value-type="string" office:string-value="Z" calcext:value-type="string">
            <text:p>Z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</text:p>
          </table:table-cell>
          <table:table-cell table:style-name="ce13" table:formula="of:=CODE([.A235])-CODE(&quot;A&quot;)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5" table:formula="of:=CHAR([.C235]+CODE(&quot;A&quot;))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formula="of:=CODE([.A236])-CODE(&quot;A&quot;)" office:value-type="float" office:value="2" calcext:value-type="float">
            <text:p>2</text:p>
          </table:table-cell>
          <table:table-cell table:style-name="ce45" table:number-matrix-columns-spanned="1" table:number-matrix-rows-spanned="3" table:formula="of:=MOD(MMULT([.$A$198:.$C$200];[.B236:.B238]);26)" office:value-type="float" office:value="4" calcext:value-type="float">
            <text:p>4</text:p>
          </table:table-cell>
          <table:table-cell table:style-name="ce45" table:formula="of:=CHAR([.C236]+CODE(&quot;A&quot;))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S</text:p>
          </table:table-cell>
          <table:table-cell table:formula="of:=CODE([.A237])-CODE(&quot;A&quot;)" office:value-type="float" office:value="18" calcext:value-type="float">
            <text:p>18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CHAR([.C237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J</text:p>
          </table:table-cell>
          <table:table-cell table:style-name="ce13" table:formula="of:=CODE([.A238])-CODE(&quot;A&quot;)" office:value-type="float" office:value="9" calcext:value-type="float">
            <text:p>9</text:p>
          </table:table-cell>
          <table:table-cell table:style-name="ce46" office:value-type="float" office:value="13" calcext:value-type="float">
            <text:p>13</text:p>
          </table:table-cell>
          <table:table-cell table:style-name="ce45" table:formula="of:=CHAR([.C238]+CODE(&quot;A&quot;))" office:value-type="string" office:string-value="N" calcext:value-type="string">
            <text:p>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U</text:p>
          </table:table-cell>
          <table:table-cell table:formula="of:=CODE([.A239])-CODE(&quot;A&quot;)" office:value-type="float" office:value="20" calcext:value-type="float">
            <text:p>20</text:p>
          </table:table-cell>
          <table:table-cell table:style-name="ce45" table:number-matrix-columns-spanned="1" table:number-matrix-rows-spanned="3" table:formula="of:=MOD(MMULT([.$A$198:.$C$200];[.B239:.B241]);26)" office:value-type="float" office:value="14" calcext:value-type="float">
            <text:p>14</text:p>
          </table:table-cell>
          <table:table-cell table:style-name="ce45" table:formula="of:=CHAR([.C239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K</text:p>
          </table:table-cell>
          <table:table-cell table:formula="of:=CODE([.A240])-CODE(&quot;A&quot;)" office:value-type="float" office:value="10" calcext:value-type="float">
            <text:p>10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formula="of:=CHAR([.C240]+CODE(&quot;A&quot;))" office:value-type="string" office:string-value="S" calcext:value-type="string">
            <text:p>S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T</text:p>
          </table:table-cell>
          <table:table-cell table:style-name="ce13" table:formula="of:=CODE([.A241])-CODE(&quot;A&quot;)" office:value-type="float" office:value="19" calcext:value-type="float">
            <text:p>19</text:p>
          </table:table-cell>
          <table:table-cell table:style-name="ce46" office:value-type="float" office:value="19" calcext:value-type="float">
            <text:p>19</text:p>
          </table:table-cell>
          <table:table-cell table:style-name="ce45" table:formula="of:=CHAR([.C241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Zdroje:</text:p>
            <text:p><text:a xlink:href="https://www.excelforum.com/excel-formulas-and-functions/628362-how-do-i-find-the-inverse-of-a-mod-function.html#post1867997" xlink:type="simple">https://www.excelforum.com/excel-formulas-and-functions/628362-how-do-i-find-the-inverse-of-a-mod-function.html#post1867997</text:a></text:p>
            <text:p><text:a xlink:href="https://crypto.stackexchange.com/questions/43179/hills-cipher-known-plaintext-attack" xlink:type="simple">https://crypto.stackexchange.com/questions/43179/hills-cipher-known-plaintext-attack</text:a></text:p>
            <text:p><text:a xlink:href="https://www.youtube.com/watch?v=MRkE80K4F6k" xlink:type="simple">https://www.youtube.com/watch?v=MRkE80K4F6k</text:a></text:p>
            <text:p><text:a xlink:href="https://www.youtube.com/watch?v=IfHGxkw8BEg" xlink:type="simple">https://www.youtube.com/watch?v=IfHGxkw8BEg</text:a></text:p>
            <text:p><text:a xlink:href="https://planetcalc.com/3324/" xlink:type="simple">https://planetcalc.com/3324/</text:a></text:p>
          </table:table-cell>
          <table:table-cell table:number-columns-repeated="1023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1:05:01.076996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0:21:46.392383797</meta:creation-date>
    <meta:editing-duration>PT5H56M14S</meta:editing-duration>
    <meta:editing-cycles>42</meta:editing-cycles>
    <meta:generator>LibreOffice/5.4.3.2$Linux_X86_64 LibreOffice_project/40m0$Build-2</meta:generator>
    <dc:date>2017-12-04T11:24:09.304416314</dc:date>
    <meta:document-statistic meta:table-count="1" meta:cell-count="1020" meta:object-count="0"/>
  </office:meta>
</office:document-meta>
</file>